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cfc9"/>
    </style:style>
    <style:style style:name="P2" style:family="paragraph" style:parent-style-name="Standard">
      <style:text-properties officeooo:rsid="001ecfc9" officeooo:paragraph-rsid="001ecfc9"/>
    </style:style>
    <style:style style:name="P3" style:family="paragraph" style:parent-style-name="Standard">
      <style:text-properties officeooo:rsid="001f1105" officeooo:paragraph-rsid="001f1105"/>
    </style:style>
    <style:style style:name="P4" style:family="paragraph" style:parent-style-name="Standard">
      <style:text-properties officeooo:rsid="001fbb0d" officeooo:paragraph-rsid="001fbb0d"/>
    </style:style>
    <style:style style:name="T1" style:family="text">
      <style:text-properties officeooo:rsid="001ecfc9"/>
    </style:style>
    <style:style style:name="T2" style:family="text">
      <style:text-properties officeooo:rsid="001f1105"/>
    </style:style>
    <style:style style:name="T3" style:family="text">
      <style:text-properties officeooo:rsid="001fbb0d"/>
    </style:style>
    <style:style style:name="T4" style:family="text">
      <style:text-properties officeooo:rsid="00235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classeur experimentateur = pour les checks de manip </text:span><text:span text:style-name="T2">(pour tous les plugs, etc...)</text:span></text:p>
      <text:p text:style-name="Standard"/>
      <text:p text:style-name="P3"/>
      <text:p text:style-name="P1">- <text:span text:style-name="T1">les fonctions d’imports de drivers pour les matos utilisés</text:span></text:p>
      <text:p text:style-name="P2">- les fonctions p<text:span text:style-name="T2">o</text:span>ur regarder les noms de com</text:p>
      <text:p text:style-name="P1"><text:span text:style-name="T1">(à voir ce qui peut etre cac</text:span><text:span text:style-name="T2">h</text:span><text:span text:style-name="T1">és dans expyriment / pyserial)</text:span></text:p>
      <text:p text:style-name="P3">+ gestion des versions en fonction des configurations (a voir si c’est automatisable ou si je le mets en doc)</text:p>
      <text:p text:style-name="P1"/>
      <text:p text:style-name="P1"/>
      <text:p text:style-name="P3">→ Pour les boutons de réponses : check de triggers… (resting state pendnt ce temps la)</text:p>
      <text:p text:style-name="P3">- possibilité de checker les triggers aussi pendant ce temps là.</text:p>
      <text:p text:style-name="P3"/>
      <text:p text:style-name="P3"/>
      <text:p text:style-name="P3">→ <text:span text:style-name="T3">Pour l’encodage des stims :</text:span></text:p>
      <text:p text:style-name="P4">oui c’est intéressant… à regarder. (ecrire sur le plus grand nombre de pins // maximiser la différence entre les differents stims)</text:p>
      <text:p text:style-name="P4">- s’intéresser aux catégories nested.</text:p>
      <text:p text:style-name="P4"/>
      <text:p text:style-name="P4">→ <text:span text:style-name="T4">des scripts exemples accessibles avec chacun des framework pour coder les experienc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39:11.339223240</meta:creation-date>
    <dc:date>2025-03-05T18:15:04.383963406</dc:date>
    <meta:editing-duration>PT5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6" meta:character-count="790" meta:non-whitespace-character-count="665"/>
  </office:meta>
</office:document-meta>
</file>